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PageOverlay.addOverlay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apPageOverlay.getOverlay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PageOverlay.writeToStream( OutputStream 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MapPageOverlay.MapPageOverl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